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opContext.currentProx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opContext.setCurrentProxy( @ Nullable Object prox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opContext.Aop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